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emilight" svg:font-family="'Segoe UI Semilight'" style:font-adornments="Normal" style:font-family-generic="swiss" style:font-pitch="variable"/>
    <style:font-face style:name="Segoe UI Variable Display" svg:font-family="'Segoe UI Variable Display'" style:font-adornments="Display" style:font-pitch="variable"/>
    <style:font-face style:name="Segoe UI Variable Display Light" svg:font-family="'Segoe UI Variable Display Light'" style:font-adornments="Display Light" style:font-pitch="variable"/>
    <style:font-face style:name="Segoe UI Variable Small Light" svg:font-family="'Segoe UI Variable Small Light'" style:font-pitch="variable"/>
    <style:font-face style:name="Segoe UI Variable Small Light1" svg:font-family="'Segoe UI Variable Small Light'" style:font-adornments="Small Light" style:font-pitch="variable"/>
  </office:font-face-decls>
  <office:automatic-styles>
    <style:style style:name="Tabla1" style:family="table">
      <style:table-properties style:width="17cm" fo:margin-top="0.499cm" fo:margin-bottom="0.499cm" table:align="margins"/>
    </style:style>
    <style:style style:name="Tabla1.A" style:family="table-column">
      <style:table-column-properties style:column-width="4.251cm" style:rel-column-width="16384*"/>
    </style:style>
    <style:style style:name="Tabla1.D" style:family="table-column">
      <style:table-column-properties style:column-width="4.249cm" style:rel-column-width="16383*"/>
    </style:style>
    <style:style style:name="Tabla1.A1" style:family="table-cell">
      <style:table-cell-properties fo:background-color="#1e6a39" fo:padding="0.097cm" fo:border-left="0.5pt solid #000000" fo:border-right="none" fo:border-top="0.5pt solid #000000" fo:border-bottom="0.5pt solid #000000">
        <style:background-image/>
      </style:table-cell-properties>
    </style:style>
    <style:style style:name="Tabla1.B1" style:family="table-cell">
      <style:table-cell-properties fo:background-color="#fff5ce" fo:padding="0.097cm" fo:border-left="0.5pt solid #000000" fo:border-right="none" fo:border-top="0.5pt solid #000000" fo:border-bottom="0.5pt solid #000000">
        <style:background-image/>
      </style:table-cell-properties>
    </style:style>
    <style:style style:name="Tabla1.C1" style:family="table-cell">
      <style:table-cell-properties fo:background-color="#ff0000" fo:padding="0.097cm" fo:border-left="0.5pt solid #000000" fo:border-right="none" fo:border-top="0.5pt solid #000000" fo:border-bottom="0.5pt solid #000000">
        <style:background-image/>
      </style:table-cell-properties>
    </style:style>
    <style:style style:name="Tabla1.D1" style:family="table-cell">
      <style:table-cell-properties fo:background-color="#2a6099" fo:padding="0.097cm" fo:border="0.5pt solid #000000">
        <style:background-image/>
      </style:table-cell-properties>
    </style:style>
    <style:style style:name="P1" style:family="paragraph" style:parent-style-name="Subtitle">
      <style:text-properties officeooo:rsid="00104cb2" officeooo:paragraph-rsid="00104cb2"/>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start" style:justify-single-word="false"/>
      <style:text-properties style:font-name="Segoe UI Variable Small Light" officeooo:rsid="0011d95c" officeooo:paragraph-rsid="0011d95c"/>
    </style:style>
    <style:style style:name="P6" style:family="paragraph" style:parent-style-name="Header">
      <style:paragraph-properties fo:text-align="end" style:justify-single-word="false"/>
    </style:style>
    <style:style style:name="P7" style:family="paragraph" style:parent-style-name="Header">
      <style:paragraph-properties fo:text-align="end" style:justify-single-word="false"/>
      <style:text-properties style:font-name="Segoe UI Variable Small Light"/>
    </style:style>
    <style:style style:name="P8" style:family="paragraph" style:parent-style-name="Heading_20_1">
      <style:paragraph-properties fo:break-before="page"/>
      <style:text-properties officeooo:rsid="0011d95c" officeooo:paragraph-rsid="0011d95c"/>
    </style:style>
    <style:style style:name="P9" style:family="paragraph" style:parent-style-name="Heading_20_1">
      <style:text-properties officeooo:rsid="0011d95c" officeooo:paragraph-rsid="0011d95c"/>
    </style:style>
    <style:style style:name="P10" style:family="paragraph" style:parent-style-name="Heading_20_2">
      <style:text-properties officeooo:rsid="0011d95c" officeooo:paragraph-rsid="0011d95c"/>
    </style:style>
    <style:style style:name="P11" style:family="paragraph" style:parent-style-name="Heading_20_2">
      <style:text-properties officeooo:paragraph-rsid="0011d95c"/>
    </style:style>
    <style:style style:name="P12" style:family="paragraph" style:parent-style-name="Subtitle">
      <style:text-properties officeooo:paragraph-rsid="0011d95c"/>
    </style:style>
    <style:style style:name="P13" style:family="paragraph" style:parent-style-name="Table_20_Contents">
      <style:paragraph-properties fo:text-align="justify" style:justify-single-word="false"/>
      <style:text-properties style:font-name="Segoe UI Variable Small Light1"/>
    </style:style>
    <style:style style:name="P14" style:family="paragraph" style:parent-style-name="Text_20_body">
      <style:text-properties officeooo:rsid="00104cb2" officeooo:paragraph-rsid="00104cb2"/>
    </style:style>
    <style:style style:name="P15" style:family="paragraph" style:parent-style-name="Text_20_body">
      <style:text-properties officeooo:paragraph-rsid="0011d95c"/>
    </style:style>
    <style:style style:name="P16" style:family="paragraph" style:parent-style-name="Text_20_body">
      <style:text-properties officeooo:rsid="0011d95c" officeooo:paragraph-rsid="0011d95c"/>
    </style:style>
    <style:style style:name="P17" style:family="paragraph" style:parent-style-name="Text_20_body" style:master-page-name="">
      <loext:graphic-properties draw:fill="none" draw:fill-color="#729fcf"/>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ab-stops/>
      </style:paragraph-properties>
      <style:text-properties officeooo:paragraph-rsid="0011d95c"/>
    </style:style>
    <style:style style:name="P18" style:family="paragraph" style:parent-style-name="Title">
      <style:text-properties officeooo:rsid="00104cb2" officeooo:paragraph-rsid="00104cb2"/>
    </style:style>
    <style:style style:name="T1" style:family="text">
      <style:text-properties officeooo:rsid="0011d95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Documentación portfolio.</text:p>
      <text:p text:style-name="P12">Horas de libre configuración.</text:p>
      <text:p text:style-name="P1">Álvaro Martínez Linero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Índice</text:p>
          </text:index-title>
          <text:p text:style-name="P2"><text:a xlink:type="simple" xlink:href="#__RefHeading___Toc9_3958588669" text:style-name="Index_20_Link" text:visited-style-name="Index_20_Link">Desarrollo del proyecto.<text:tab/>3</text:a></text:p>
          <text:p text:style-name="P3"><text:a xlink:type="simple" xlink:href="#__RefHeading___Toc11_3958588669" text:style-name="Index_20_Link" text:visited-style-name="Index_20_Link">Inicio del proyecto. Rama main.<text:tab/>3</text:a></text:p>
          <text:p text:style-name="P3"><text:a xlink:type="simple" xlink:href="#__RefHeading___Toc13_3958588669" text:style-name="Index_20_Link" text:visited-style-name="Index_20_Link">Rama develop.<text:tab/>3</text:a></text:p>
          <text:p text:style-name="P3"><text:a xlink:type="simple" xlink:href="#__RefHeading___Toc15_3958588669" text:style-name="Index_20_Link" text:visited-style-name="Index_20_Link">Rama css.<text:tab/>3</text:a></text:p>
          <text:p text:style-name="P2"><text:a xlink:type="simple" xlink:href="#__RefHeading___Toc17_3958588669" text:style-name="Index_20_Link" text:visited-style-name="Index_20_Link">Decisiones de diseño.<text:tab/>3</text:a></text:p>
          <text:p text:style-name="P3"><text:a xlink:type="simple" xlink:href="#__RefHeading___Toc19_3958588669" text:style-name="Index_20_Link" text:visited-style-name="Index_20_Link">Paleta de colores.<text:tab/>3</text:a></text:p>
          <text:p text:style-name="P3"><text:a xlink:type="simple" xlink:href="#__RefHeading___Toc21_3958588669" text:style-name="Index_20_Link" text:visited-style-name="Index_20_Link">Librerías.<text:tab/>4</text:a></text:p>
          <text:p text:style-name="P3"><text:a xlink:type="simple" xlink:href="#__RefHeading___Toc23_3958588669" text:style-name="Index_20_Link" text:visited-style-name="Index_20_Link">Cambios de diseño respecto al mock-up.<text:tab/>4</text:a></text:p>
          <text:p text:style-name="P2"><text:a xlink:type="simple" xlink:href="#__RefHeading___Toc25_3958588669" text:style-name="Index_20_Link" text:visited-style-name="Index_20_Link">Enlace a repositorio.<text:tab/>4</text:a></text:p>
        </text:index-body>
      </text:table-of-content>
      <text:p text:style-name="P14"/>
      <text:h text:style-name="P8" text:outline-level="1"><text:bookmark-start text:name="__RefHeading___Toc9_3958588669"/>Desarrollo del proyecto.<text:bookmark-end text:name="__RefHeading___Toc9_3958588669"/></text:h>
      <text:p text:style-name="Text_20_body">El diseño inicial del proyecto Portfolio, es el indicado en la tarea anterior. Se adjunta <text:span text:style-name="T1">el documento con el mock-up junto con el proyecto.</text:span></text:p>
      <text:p text:style-name="P16">En cuanto al desarrollo del proyecto, este se ha realizado mayormente siguiendo la organización por ramas de git: main, develop, css y documentación.</text:p>
      <text:p text:style-name="P16">Al inicio del proyecto todos los cambios se realizaron desde la rama main, sin embargo, al detectarse la necesidad de clarificar el proceso de desarrollo, se dividió en las ramas mencionadas.</text:p>
      <text:h text:style-name="P10" text:outline-level="2"><text:bookmark-start text:name="__RefHeading___Toc11_3958588669"/>Inicio del proyecto. Rama main.<text:bookmark-end text:name="__RefHeading___Toc11_3958588669"/></text:h>
      <text:p text:style-name="P16">En un principio se realizó la bienvenida a la página, foto y nombre de acuerdo con lo mostrado en el mock-up inicial. De la misma forma se intentó realizar el esquema de conocimientos/tecnologías.</text:p>
      <text:h text:style-name="P10" text:outline-level="2"><text:bookmark-start text:name="__RefHeading___Toc13_3958588669"/>Rama develop.<text:bookmark-end text:name="__RefHeading___Toc13_3958588669"/></text:h>
      <text:p text:style-name="P16">El resto de los elementos y de la organización del portfolio fue realizado en la rama develop y en la rama css. La estructuración fue parte de la rama develop y los estilos de la rama css.</text:p>
      <text:p text:style-name="P16">La estructuración se dividió en los apartados mostrados en la barra de navegación (sobre mí, proyectos y contacto). Estos apartados se fueron realizando a la par que sus estilos en la rama css. Primero se determinaba su estructura y estilo inicial con clases de bootstrap y posteriormente se estilizaba en la rama css.</text:p>
      <text:h text:style-name="P10" text:outline-level="2"><text:bookmark-start text:name="__RefHeading___Toc15_3958588669"/>Rama css.<text:bookmark-end text:name="__RefHeading___Toc15_3958588669"/></text:h>
      <text:p text:style-name="P16">En esta rama se editó principalmente el fichero “styles.css”. Los estilos de la página quedan recogidos en el mismo.</text:p>
      <text:p text:style-name="P16">Se definieron clases reutilizables como “bg-greenPrimary” para elementos que compartirían estilos.</text:p>
      <text:p text:style-name="P16">De la misma forma se definieron las animaciones de los elementos. Por ejemplo, la animación de expansión del nombre. A su vez, se indicó el retraso que debía tener cada animación.</text:p>
      <text:h text:style-name="P9" text:outline-level="1"><text:bookmark-start text:name="__RefHeading___Toc17_3958588669"/><text:soft-page-break/>Decisiones de diseño.<text:bookmark-end text:name="__RefHeading___Toc17_3958588669"/></text:h>
      <text:h text:style-name="P10" text:outline-level="2"><text:bookmark-start text:name="__RefHeading___Toc19_3958588669"/>Paleta de colores.<text:bookmark-end text:name="__RefHeading___Toc19_3958588669"/></text:h>
      <text:p text:style-name="P16">Principalmente se utilizaron los siguientes colores:</text:p>
      <table:table table:name="Tabla1" table:style-name="Tabla1">
        <table:table-column table:style-name="Tabla1.A" table:number-columns-repeated="3"/>
        <table:table-column table:style-name="Tabla1.D"/>
        <table:table-row>
          <table:table-cell table:style-name="Tabla1.A1" office:value-type="string">
            <text:p text:style-name="P13"/>
          </table:table-cell>
          <table:table-cell table:style-name="Tabla1.B1" office:value-type="string">
            <text:p text:style-name="P13"/>
          </table:table-cell>
          <table:table-cell table:style-name="Tabla1.C1" office:value-type="string">
            <text:p text:style-name="P13"/>
          </table:table-cell>
          <table:table-cell table:style-name="Tabla1.D1" office:value-type="string">
            <text:p text:style-name="P13"/>
          </table:table-cell>
        </table:table-row>
      </table:table>
      <text:p text:style-name="Text_20_body"><text:span text:style-name="T1">Los colores se eligieron en base a la complementación de la rueda de color. Los tres colores principales (#1c2d19, #d2b48c y rojo) forman parte de los elementos web. El color de resalte (rojo) se utilizó en menor proporción que el resto. </text:span></text:p>
      <text:p text:style-name="P16">También se utilizó el blanco y el negro.</text:p>
      <text:h text:style-name="P11" text:outline-level="2"><text:bookmark-start text:name="__RefHeading___Toc21_3958588669"/><text:span text:style-name="T1">Librerías.</text:span><text:bookmark-end text:name="__RefHeading___Toc21_3958588669"/></text:h>
      <text:p text:style-name="P15"><text:span text:style-name="T1">En este caso, para facilitar la maquetación de la página y el diseño responsive se utilizó bootstrap. Bootstrap</text:span> es un popular framework de diseño web de código abierto que facilita la creación de sitios web y aplicaciones móviles responsiv<text:span text:style-name="T1">e</text:span> y estilizadas. </text:p>
      <text:p text:style-name="P15"><text:span text:style-name="T1">Del mismo modo, para facilitar la implementación de animaciones se utilizaron las librerías: animate.css y wow.js. Animate.css es una librería de animaciones en css que p</text:span>roporciona una amplia variedad de efectos de animación que pueden aplicarse fácilmente a elementos HTML sin necesidad de escribir código JavaScript. </text:p>
      <text:p text:style-name="P16">Por último, wow.js, es una biblioteca de JavaScript que permite a los desarrolladores aplicar sus animaciones en el scroll o desplazamiento de la vista del usuario.</text:p>
      <text:h text:style-name="P10" text:outline-level="2"><text:bookmark-start text:name="__RefHeading___Toc23_3958588669"/>Cambios de diseño respecto al mock-up.<text:bookmark-end text:name="__RefHeading___Toc23_3958588669"/></text:h>
      <text:p text:style-name="P16">De forma generalizada los cambios realizados en el diseño han sido para simplificar los elementos y facilitar su desarrollo.</text:p>
      <text:p text:style-name="P16">Los dos cambios más importantes son: el fondo y el esquema de los círculos de los conocimientos. </text:p>
      <text:p text:style-name="P16">El fondo pasó del diseño inicial con triángulos a una imagen de fondo con hexágonos debido a que la implementación de la imagen era más sencilla que realizar el fondo por css. Junto a este cambio se aprovechó y se aplicaron mas colores para complementar el diseño.</text:p>
      <text:p text:style-name="P16"><text:soft-page-break/>El esquema de los círculos pasó de un diseño radial respecto a los círculos grandes a uno hexagonal. Este cambio se realizó por dos motivos: la difícil implementación del diseño responsive del esquema radial y la aplicación del fondo dentro de las formas de la página. Al decidir cambiar el diseño radial por su dificultad, se decidió aplicar el esquema hexagonal pues se integraba con las formas del fondo.</text:p>
      <text:h text:style-name="P9" text:outline-level="1"><text:bookmark-start text:name="__RefHeading___Toc25_3958588669"/>Enlace a repositorio.<text:bookmark-end text:name="__RefHeading___Toc25_3958588669"/></text:h>
      <text:p text:style-name="P17"><text:a xlink:type="simple" xlink:href="https://github.com/almarlin/Portfolio" text:style-name="Internet_20_link" text:visited-style-name="Visited_20_Internet_20_Link">https://github.com/almarlin/Portfolio</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emilight" svg:font-family="'Segoe UI Semilight'" style:font-adornments="Normal" style:font-family-generic="swiss" style:font-pitch="variable"/>
    <style:font-face style:name="Segoe UI Variable Display" svg:font-family="'Segoe UI Variable Display'" style:font-adornments="Display" style:font-pitch="variable"/>
    <style:font-face style:name="Segoe UI Variable Display Light" svg:font-family="'Segoe UI Variable Display Light'" style:font-adornments="Display Light" style:font-pitch="variable"/>
    <style:font-face style:name="Segoe UI Variable Small Light" svg:font-family="'Segoe UI Variable Small Light'" style:font-pitch="variable"/>
    <style:font-face style:name="Segoe UI Variable Small Light1" svg:font-family="'Segoe UI Variable Small Light'" style:font-adornments="Small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247cm" style:contextual-spacing="false" fo:line-height="115%" fo:text-align="justify" style:justify-single-word="false" fo:text-indent="1.251cm" style:auto-text-indent="false" fo:background-color="transparent">
        <style:tab-stops/>
      </style:paragraph-properties>
      <style:text-properties style:font-name="Segoe UI Variable Small Light1" fo:font-family="'Segoe UI Variable Small Light'" style:font-style-name="Small Light" style:font-pitch="variable" officeooo:rsid="0011d95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Segoe UI Variable Small Light1" fo:font-family="'Segoe UI Variable Small Light'" style:font-style-name="Small Light" style:font-pitch="variable" fo:font-size="24pt" fo:font-weight="bold" officeooo:rsid="000b93b4" style:font-size-asian="21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Segoe UI Variable Small Light1" fo:font-family="'Segoe UI Variable Small Light'" style:font-style-name="Small Light" style:font-pitch="variable" fo:font-size="12pt" fo:font-weight="bold" officeooo:rsid="000b93b4"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style:contextual-spacing="false" fo:text-indent="1.3cm" style:auto-text-indent="false" fo:background-color="transparent" fo:keep-with-next="always"/>
      <style:text-properties style:font-name="Segoe UI Variable Small Light1" fo:font-family="'Segoe UI Variable Small Light'" style:font-style-name="Small Light"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egoe UI Variable Small Light1" fo:font-family="'Segoe UI Variable Small Light'" style:font-style-name="Small Light" style:font-pitch="variable" fo:font-size="12pt" fo:font-style="italic" fo:font-weight="bold" style:font-size-asian="10.5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Segoe UI Variable Small Light" fo:font-family="'Segoe UI Variable Small Light'" style:font-pitch="variable" fo:font-size="12pt" officeooo:rsid="00104cb2" style:font-size-asian="10.5pt"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Segoe UI Variable Display" fo:font-family="'Segoe UI Variable Display'" style:font-style-name="Display"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Segoe UI Variable Display" fo:font-family="'Segoe UI Variable Display'" style:font-style-name="Display"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Segoe UI Semilight" fo:font-family="'Segoe UI Semilight'" style:font-style-name="Normal"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Segoe UI Variable Display Light" fo:font-family="'Segoe UI Variable Display Light'" style:font-style-name="Display Light" style:font-pitch="variable" fo:font-weight="250"/>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Segoe UI Variable Small Light"/>
    </style:style>
    <style:style style:name="MP2" style:family="paragraph" style:parent-style-name="Footer">
      <style:paragraph-properties fo:text-align="start" style:justify-single-word="false"/>
      <style:text-properties style:font-name="Segoe UI Variable Small Light" officeooo:rsid="0011d95c" officeooo:paragraph-rsid="0011d9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1 Copia 1"/><text:bookmark-end text:name="PageNumWizard_HEADER_Estilo de página predeterminado1 Copia 1"/><text:bookmark text:name="PageNumWizard_HEADER_Estilo de página predeterminado1 Copia 1 Copia 1"/><text:page-number text:select-page="current">5</text:page-number></text:p>
      </style:header>
      <style:footer>
        <text:p text:style-name="MP2">Álvaro Martínez Lineros <text:tab/><text:tab/>DAW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3:43:44.099000000</meta:creation-date>
    <meta:editing-duration>PT1H32M25S</meta:editing-duration>
    <meta:editing-cycles>3</meta:editing-cycles>
    <meta:generator>LibreOffice/7.6.2.1$Windows_X86_64 LibreOffice_project/56f7684011345957bbf33a7ee678afaf4d2ba333</meta:generator>
    <dc:title>Plantilla Sans Serif</dc:title>
    <dc:date>2023-11-20T09:52:19.398000000</dc:date>
    <meta:document-statistic meta:table-count="1" meta:image-count="0" meta:object-count="0" meta:page-count="5" meta:paragraph-count="45" meta:word-count="665" meta:character-count="4081" meta:non-whitespace-character-count="3454"/>
    <meta:template xlink:type="simple" xlink:actuate="onRequest" xlink:title="Plantilla Sans Serif" xlink:href="../../../../../../../Users/Usuario/AppData/Roaming/LibreOffice/4/user/template/Plantilla%20Sans%20Serif.ott" meta:date="2023-11-17T13:43:42.739000000"/>
  </office:meta>
</office:document-meta>
</file>